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color="#0000cc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0mm" svg:y="66.14mm">
            <draw:object draw:notify-on-update-of-ranges="Sheet1.A4:Sheet1.A14 Sheet1.B3:Sheet1.B3 Sheet1.B4:Sheet1.B14 Sheet1.A4:Sheet1.A14 Sheet1.C3:Sheet1.C3 Sheet1.C4:Sheet1.C14 Sheet1.A4:Sheet1.A14 Sheet1.D3:Sheet1.D3 Sheet1.D4:Sheet1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59.97mm" svg:y="66.4mm">
            <draw:object draw:notify-on-update-of-ranges="Sheet1.H4:Sheet1.H14 Sheet1.I3:Sheet1.I3 Sheet1.I4:Sheet1.I14 Sheet1.H4:Sheet1.H14 Sheet1.J3:Sheet1.J3 Sheet1.J4:Sheet1.J14 Sheet1.H4:Sheet1.H14 Sheet1.K3:Sheet1.K3 Sheet1.K4:Sheet1.K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73mm" svg:y="227.57mm">
            <draw:object draw:notify-on-update-of-ranges="Sheet1.A40:Sheet1.A50 Sheet1.B39:Sheet1.B39 Sheet1.B40:Sheet1.B50 Sheet1.A40:Sheet1.A50 Sheet1.C39:Sheet1.C39 Sheet1.C40:Sheet1.C50 Sheet1.A40:Sheet1.A50 Sheet1.D39:Sheet1.D39 Sheet1.D40:Sheet1.D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8mm" svg:height="90.04mm" svg:x="163.27mm" svg:y="229.23mm">
            <draw:object draw:notify-on-update-of-ranges="Sheet1.H40:Sheet1.H50 Sheet1.I39:Sheet1.I39 Sheet1.I40:Sheet1.I50 Sheet1.H40:Sheet1.H50 Sheet1.J39:Sheet1.J39 Sheet1.J40:Sheet1.J50 Sheet1.H40:Sheet1.H50 Sheet1.K39:Sheet1.K39 Sheet1.K40:Sheet1.K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162.45mm" svg:y="382.75mm">
            <draw:object draw:notify-on-update-of-ranges="Sheet1.H75:Sheet1.H84 Sheet1.I74:Sheet1.I74 Sheet1.I75:Sheet1.I84 Sheet1.H75:Sheet1.H84 Sheet1.J74:Sheet1.J74 Sheet1.J75:Sheet1.J84 Sheet1.H75:Sheet1.H84 Sheet1.K74:Sheet1.K74 Sheet1.K75:Sheet1.K8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1.1mm" svg:y="539.2mm">
            <draw:object draw:notify-on-update-of-ranges="Sheet1.A110:Sheet1.A119 Sheet1.B109:Sheet1.B109 Sheet1.B110:Sheet1.B119 Sheet1.A110:Sheet1.A119 Sheet1.C109:Sheet1.C109 Sheet1.C110:Sheet1.C119 Sheet1.A110:Sheet1.A119 Sheet1.D109:Sheet1.D109 Sheet1.D110:Sheet1.D1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9.97mm" svg:height="90.05mm" svg:x="160.8mm" svg:y="539.99mm">
            <draw:object draw:notify-on-update-of-ranges="Sheet1.H110:Sheet1.H119 Sheet1.I109:Sheet1.I109 Sheet1.I110:Sheet1.I119 Sheet1.H110:Sheet1.H119 Sheet1.J109:Sheet1.J109 Sheet1.J110:Sheet1.J119 Sheet1.H110:Sheet1.H119 Sheet1.K109:Sheet1.K109 Sheet1.K110:Sheet1.K1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erola, sem distance transform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 table:number-columns-spanned="4" table:number-rows-spanned="1">
            <text:p>Acerola, com distance transfor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6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6741" calcext:value-type="float">
            <text:p>0,116741</text:p>
          </table:table-cell>
          <table:table-cell office:value-type="float" office:value="0.361829" calcext:value-type="float">
            <text:p>0,361829</text:p>
          </table:table-cell>
          <table:table-cell office:value-type="float" office:value="0.450852" calcext:value-type="float">
            <text:p>0,45085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85472" calcext:value-type="float">
            <text:p>0,385472</text:p>
          </table:table-cell>
          <table:table-cell table:style-name="ce2" office:value-type="float" office:value="0.52968" calcext:value-type="float">
            <text:p>0,52968</text:p>
          </table:table-cell>
          <table:table-cell table:style-name="ce2" office:value-type="float" office:value="0.507937" calcext:value-type="float">
            <text:p>0,5079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0279" calcext:value-type="float">
            <text:p>0,260279</text:p>
          </table:table-cell>
          <table:table-cell office:value-type="float" office:value="0.660321" calcext:value-type="float">
            <text:p>0,660321</text:p>
          </table:table-cell>
          <table:table-cell office:value-type="float" office:value="0.612542" calcext:value-type="float">
            <text:p>0,6125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45746" calcext:value-type="float">
            <text:p>0,545746</text:p>
          </table:table-cell>
          <table:table-cell table:style-name="ce2" office:value-type="float" office:value="0.548173" calcext:value-type="float">
            <text:p>0,548173</text:p>
          </table:table-cell>
          <table:table-cell table:style-name="ce2" office:value-type="float" office:value="0.529813" calcext:value-type="float">
            <text:p>0,5298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3974" calcext:value-type="float">
            <text:p>0,43397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46192" calcext:value-type="float">
            <text:p>0,64619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584192" calcext:value-type="float">
            <text:p>0,584192</text:p>
          </table:table-cell>
          <table:table-cell table:style-name="ce2" office:value-type="float" office:value="0.537313" calcext:value-type="float">
            <text:p>0,537313</text:p>
          </table:table-cell>
          <table:table-cell table:style-name="ce2" office:value-type="float" office:value="0.520499" calcext:value-type="float">
            <text:p>0,5204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0847" calcext:value-type="float">
            <text:p>0,570847</text:p>
          </table:table-cell>
          <table:table-cell office:value-type="float" office:value="0.664146" calcext:value-type="float">
            <text:p>0,664146</text:p>
          </table:table-cell>
          <table:table-cell office:value-type="float" office:value="0.655717" calcext:value-type="float">
            <text:p>0,6557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574032" calcext:value-type="float">
            <text:p>0,574032</text:p>
          </table:table-cell>
          <table:table-cell table:style-name="ce2" office:value-type="float" office:value="0.517857" calcext:value-type="float">
            <text:p>0,517857</text:p>
          </table:table-cell>
          <table:table-cell table:style-name="ce2" office:value-type="float" office:value="0.517457" calcext:value-type="float">
            <text:p>0,517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0428" calcext:value-type="float">
            <text:p>0,640428</text:p>
          </table:table-cell>
          <table:table-cell office:value-type="float" office:value="0.664541" calcext:value-type="float">
            <text:p>0,664541</text:p>
          </table:table-cell>
          <table:table-cell office:value-type="float" office:value="0.662821" calcext:value-type="float">
            <text:p>0,66282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82382" calcext:value-type="float">
            <text:p>0,582382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9732" calcext:value-type="float">
            <text:p>0,689732</text:p>
          </table:table-cell>
          <table:table-cell table:number-columns-repeated="2" office:value-type="float" office:value="0.662821" calcext:value-type="float">
            <text:p>0,6628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548552" calcext:value-type="float">
            <text:p>0,548552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0.691756" calcext:value-type="float">
            <text:p>0,691756</text:p>
          </table:table-cell>
          <table:table-cell table:number-columns-repeated="2" office:value-type="float" office:value="0.662821" calcext:value-type="float">
            <text:p>0,66282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536842" calcext:value-type="float">
            <text:p>0,536842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4564" calcext:value-type="float">
            <text:p>0,684564</text:p>
          </table:table-cell>
          <table:table-cell table:number-columns-repeated="2" office:value-type="float" office:value="0.662821" calcext:value-type="float">
            <text:p>0,66282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528369" calcext:value-type="float">
            <text:p>0,528369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79827" calcext:value-type="float">
            <text:p>0,679827</text:p>
          </table:table-cell>
          <table:table-cell table:number-columns-repeated="2" office:value-type="float" office:value="0.662821" calcext:value-type="float">
            <text:p>0,66282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527531" calcext:value-type="float">
            <text:p>0,527531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69178" calcext:value-type="float">
            <text:p>0,669178</text:p>
          </table:table-cell>
          <table:table-cell table:number-columns-repeated="2" office:value-type="float" office:value="0.662821" calcext:value-type="float">
            <text:p>0,6628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21429" calcext:value-type="float">
            <text:p>0,521429</text:p>
          </table:table-cell>
          <table:table-cell table:number-columns-repeated="2" table:style-name="ce2" office:value-type="float" office:value="0.516129" calcext:value-type="float">
            <text:p>0,516129</text:p>
          </table:table-cell>
        </table:table-row>
        <table:table-row table:style-name="ro1" table:number-rows-repeated="23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Laranja, sem distance transform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 table:number-columns-spanned="4" table:number-rows-spanned="1">
            <text:p>Laranja, com distance transfor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table:style-name="ce6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98743" calcext:value-type="float">
            <text:p>0,0798743</text:p>
          </table:table-cell>
          <table:table-cell office:value-type="float" office:value="0.350506" calcext:value-type="float">
            <text:p>0,350506</text:p>
          </table:table-cell>
          <table:table-cell office:value-type="float" office:value="0.245488" calcext:value-type="float">
            <text:p>0,2454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88919" calcext:value-type="float">
            <text:p>0,388919</text:p>
          </table:table-cell>
          <table:table-cell table:style-name="ce2" office:value-type="float" office:value="0.676423" calcext:value-type="float">
            <text:p>0,676423</text:p>
          </table:table-cell>
          <table:table-cell table:style-name="ce2" office:value-type="float" office:value="0.606144" calcext:value-type="float">
            <text:p>0,606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552" calcext:value-type="float">
            <text:p>0,14552</text:p>
          </table:table-cell>
          <table:table-cell office:value-type="float" office:value="0.485962" calcext:value-type="float">
            <text:p>0,485962</text:p>
          </table:table-cell>
          <table:table-cell office:value-type="float" office:value="0.460449" calcext:value-type="float">
            <text:p>0,46044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13146" calcext:value-type="float">
            <text:p>0,613146</text:p>
          </table:table-cell>
          <table:table-cell table:style-name="ce2" office:value-type="float" office:value="0.671027" calcext:value-type="float">
            <text:p>0,671027</text:p>
          </table:table-cell>
          <table:table-cell table:style-name="ce2" office:value-type="float" office:value="0.664695" calcext:value-type="float">
            <text:p>0,664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3526" calcext:value-type="float">
            <text:p>0,213526</text:p>
          </table:table-cell>
          <table:table-cell office:value-type="float" office:value="0.503543" calcext:value-type="float">
            <text:p>0,503543</text:p>
          </table:table-cell>
          <table:table-cell office:value-type="float" office:value="0.497309" calcext:value-type="float">
            <text:p>0,49730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646355" calcext:value-type="float">
            <text:p>0,646355</text:p>
          </table:table-cell>
          <table:table-cell table:style-name="ce2" office:value-type="float" office:value="0.657643" calcext:value-type="float">
            <text:p>0,657643</text:p>
          </table:table-cell>
          <table:table-cell table:style-name="ce2" office:value-type="float" office:value="0.664066" calcext:value-type="float">
            <text:p>0,664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9446" calcext:value-type="float">
            <text:p>0,279446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512135" calcext:value-type="float">
            <text:p>0,5121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658141" calcext:value-type="float">
            <text:p>0,658141</text:p>
          </table:table-cell>
          <table:table-cell table:style-name="ce2" office:value-type="float" office:value="0.653616" calcext:value-type="float">
            <text:p>0,653616</text:p>
          </table:table-cell>
          <table:table-cell table:style-name="ce2" office:value-type="float" office:value="0.659802" calcext:value-type="float">
            <text:p>0,6598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5926" calcext:value-type="float">
            <text:p>0,345926</text:p>
          </table:table-cell>
          <table:table-cell office:value-type="float" office:value="0.511221" calcext:value-type="float">
            <text:p>0,511221</text:p>
          </table:table-cell>
          <table:table-cell office:value-type="float" office:value="0.514177" calcext:value-type="float">
            <text:p>0,51417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70206" calcext:value-type="float">
            <text:p>0,670206</text:p>
          </table:table-cell>
          <table:table-cell table:style-name="ce2" office:value-type="float" office:value="0.653339" calcext:value-type="float">
            <text:p>0,653339</text:p>
          </table:table-cell>
          <table:table-cell table:style-name="ce2" office:value-type="float" office:value="0.6563" calcext:value-type="float">
            <text:p>0,65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225" calcext:value-type="float">
            <text:p>0,40225</text:p>
          </table:table-cell>
          <table:table-cell office:value-type="float" office:value="0.512204" calcext:value-type="float">
            <text:p>0,512204</text:p>
          </table:table-cell>
          <table:table-cell office:value-type="float" office:value="0.512879" calcext:value-type="float">
            <text:p>0,51287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677801" calcext:value-type="float">
            <text:p>0,677801</text:p>
          </table:table-cell>
          <table:table-cell table:number-columns-repeated="2" table:style-name="ce2" office:value-type="float" office:value="0.651721" calcext:value-type="float">
            <text:p>0,651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38627" calcext:value-type="float">
            <text:p>0,438627</text:p>
          </table:table-cell>
          <table:table-cell office:value-type="float" office:value="0.512204" calcext:value-type="float">
            <text:p>0,512204</text:p>
          </table:table-cell>
          <table:table-cell office:value-type="float" office:value="0.512889" calcext:value-type="float">
            <text:p>0,51288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6" office:value-type="float" office:value="0.686225" calcext:value-type="float">
            <text:p>0,686225</text:p>
          </table:table-cell>
          <table:table-cell table:number-columns-repeated="2" table:style-name="ce2" office:value-type="float" office:value="0.651181" calcext:value-type="float">
            <text:p>0,6511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67585" calcext:value-type="float">
            <text:p>0,467585</text:p>
          </table:table-cell>
          <table:table-cell office:value-type="float" office:value="0.512693" calcext:value-type="float">
            <text:p>0,512693</text:p>
          </table:table-cell>
          <table:table-cell office:value-type="float" office:value="0.512889" calcext:value-type="float">
            <text:p>0,5128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674315" calcext:value-type="float">
            <text:p>0,674315</text:p>
          </table:table-cell>
          <table:table-cell table:number-columns-repeated="2" table:style-name="ce2" office:value-type="float" office:value="0.651181" calcext:value-type="float">
            <text:p>0,6511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049" calcext:value-type="float">
            <text:p>0,49049</text:p>
          </table:table-cell>
          <table:table-cell table:number-columns-repeated="2" office:value-type="float" office:value="0.512889" calcext:value-type="float">
            <text:p>0,51288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663385" calcext:value-type="float">
            <text:p>0,663385</text:p>
          </table:table-cell>
          <table:table-cell table:number-columns-repeated="2" table:style-name="ce2" office:value-type="float" office:value="0.651181" calcext:value-type="float">
            <text:p>0,651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2819" calcext:value-type="float">
            <text:p>0,502819</text:p>
          </table:table-cell>
          <table:table-cell table:number-columns-repeated="2" office:value-type="float" office:value="0.512889" calcext:value-type="float">
            <text:p>0,51288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62064" calcext:value-type="float">
            <text:p>0,662064</text:p>
          </table:table-cell>
          <table:table-cell table:number-columns-repeated="2" table:style-name="ce2" office:value-type="float" office:value="0.651181" calcext:value-type="float">
            <text:p>0,651181</text:p>
          </table:table-cell>
        </table:table-row>
        <table:table-row table:style-name="ro1" table:number-rows-repeated="2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/>
          <table:covered-table-cell table:number-columns-repeated="2" table:style-name="ce2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number-columns-repeated="4"/>
          <table:table-cell table:style-name="ce1" table:number-columns-spanned="3" table:number-rows-spanned="1"/>
          <table:covered-table-cell table:number-columns-repeated="2" table:style-name="ce2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5"/>
          <table:table-cell table:style-name="ce2" table:number-columns-repeated="2"/>
        </table:table-row>
        <table:table-row table:style-name="ro1" table:number-rows-repeated="3">
          <table:table-cell table:number-columns-repeated="9"/>
          <table:table-cell table:style-name="ce2"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" table:number-columns-repeated="2"/>
        </table:table-row>
        <table:table-row table:style-name="ro1" table:number-rows-repeated="2">
          <table:table-cell table:number-columns-repeated="9"/>
          <table:table-cell table:style-name="ce2" table:number-columns-repeated="2"/>
        </table:table-row>
        <table:table-row table:style-name="ro1" table:number-rows-repeated="4">
          <table:table-cell table:number-columns-repeated="2"/>
          <table:table-cell table:style-name="ce7" table:number-columns-repeated="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21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Caju sem distance transform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 table:number-columns-spanned="4" table:number-rows-spanned="1">
            <text:p>Caju com distance transfor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Canal L</text:p>
          </table:table-cell>
          <table:table-cell table:style-name="ce6" office:value-type="string" calcext:value-type="string">
            <text:p>Canal A</text:p>
          </table:table-cell>
          <table:table-cell table:style-name="ce6" office:value-type="string" calcext:value-type="string">
            <text:p>Canal 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3829" calcext:value-type="float">
            <text:p>0,0143829</text:p>
          </table:table-cell>
          <table:table-cell office:value-type="float" office:value="0.0661538" calcext:value-type="float">
            <text:p>0,0661538</text:p>
          </table:table-cell>
          <table:table-cell office:value-type="float" office:value="0.0919871" calcext:value-type="float">
            <text:p>0,091987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55556" calcext:value-type="float">
            <text:p>0,0555556</text:p>
          </table:table-cell>
          <table:table-cell table:style-name="ce2" office:value-type="float" office:value="0.231969" calcext:value-type="float">
            <text:p>0,231969</text:p>
          </table:table-cell>
          <table:table-cell table:style-name="ce2" office:value-type="float" office:value="0.345566" calcext:value-type="float">
            <text:p>0,345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9608" calcext:value-type="float">
            <text:p>0,0459608</text:p>
          </table:table-cell>
          <table:table-cell office:value-type="float" office:value="0.168011" calcext:value-type="float">
            <text:p>0,168011</text:p>
          </table:table-cell>
          <table:table-cell office:value-type="float" office:value="0.18089" calcext:value-type="float">
            <text:p>0,1808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65278" calcext:value-type="float">
            <text:p>0,165278</text:p>
          </table:table-cell>
          <table:table-cell table:style-name="ce2" office:value-type="float" office:value="0.578249" calcext:value-type="float">
            <text:p>0,578249</text:p>
          </table:table-cell>
          <table:table-cell table:style-name="ce2" office:value-type="float" office:value="0.737201" calcext:value-type="float">
            <text:p>0,7372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74576" calcext:value-type="float">
            <text:p>0,0874576</text:p>
          </table:table-cell>
          <table:table-cell office:value-type="float" office:value="0.208054" calcext:value-type="float">
            <text:p>0,208054</text:p>
          </table:table-cell>
          <table:table-cell office:value-type="float" office:value="0.221626" calcext:value-type="float">
            <text:p>0,2216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361635" calcext:value-type="float">
            <text:p>0,361635</text:p>
          </table:table-cell>
          <table:table-cell table:style-name="ce2" office:value-type="float" office:value="0.722408" calcext:value-type="float">
            <text:p>0,722408</text:p>
          </table:table-cell>
          <table:table-cell table:style-name="ce2" office:value-type="float" office:value="0.776978" calcext:value-type="float">
            <text:p>0,7769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2512" calcext:value-type="float">
            <text:p>0,132512</text:p>
          </table:table-cell>
          <table:table-cell office:value-type="float" office:value="0.225895" calcext:value-type="float">
            <text:p>0,225895</text:p>
          </table:table-cell>
          <table:table-cell office:value-type="float" office:value="0.231857" calcext:value-type="float">
            <text:p>0,23185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534279" calcext:value-type="float">
            <text:p>0,534279</text:p>
          </table:table-cell>
          <table:table-cell table:style-name="ce2" office:value-type="float" office:value="0.772563" calcext:value-type="float">
            <text:p>0,772563</text:p>
          </table:table-cell>
          <table:table-cell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6448" calcext:value-type="float">
            <text:p>0,166448</text:p>
          </table:table-cell>
          <table:table-cell table:number-columns-repeated="2" office:value-type="float" office:value="0.232734" calcext:value-type="float">
            <text:p>0,23273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702875" calcext:value-type="float">
            <text:p>0,702875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806" calcext:value-type="float">
            <text:p>0,18806</text:p>
          </table:table-cell>
          <table:table-cell office:value-type="float" office:value="0.234063" calcext:value-type="float">
            <text:p>0,234063</text:p>
          </table:table-cell>
          <table:table-cell office:value-type="float" office:value="0.23384" calcext:value-type="float">
            <text:p>0,2338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746575" calcext:value-type="float">
            <text:p>0,746575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9521" calcext:value-type="float">
            <text:p>0,199521</text:p>
          </table:table-cell>
          <table:table-cell office:value-type="float" office:value="0.234063" calcext:value-type="float">
            <text:p>0,234063</text:p>
          </table:table-cell>
          <table:table-cell office:value-type="float" office:value="0.23384" calcext:value-type="float">
            <text:p>0,2338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762238" calcext:value-type="float">
            <text:p>0,762238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11506" calcext:value-type="float">
            <text:p>0,211506</text:p>
          </table:table-cell>
          <table:table-cell table:number-columns-repeated="2" office:value-type="float" office:value="0.234063" calcext:value-type="float">
            <text:p>0,23406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772563" calcext:value-type="float">
            <text:p>0,772563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6973" calcext:value-type="float">
            <text:p>0,216973</text:p>
          </table:table-cell>
          <table:table-cell table:number-columns-repeated="2" office:value-type="float" office:value="0.234063" calcext:value-type="float">
            <text:p>0,23406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775362" calcext:value-type="float">
            <text:p>0,775362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1231" calcext:value-type="float">
            <text:p>0,221231</text:p>
          </table:table-cell>
          <table:table-cell table:number-columns-repeated="2" office:value-type="float" office:value="0.234063" calcext:value-type="float">
            <text:p>0,2340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775362" calcext:value-type="float">
            <text:p>0,775362</text:p>
          </table:table-cell>
          <table:table-cell table:number-columns-repeated="2" table:style-name="ce6" office:value-type="float" office:value="0.778182" calcext:value-type="float">
            <text:p>0,778182</text:p>
          </table:table-cell>
        </table:table-row>
        <table:table-row table:style-name="ro1" table:number-rows-repeated="2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Ameixa, sem distance transform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 table:number-columns-spanned="4" table:number-rows-spanned="1">
            <text:p>Ameixa com distance transfor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table:style-name="ce6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9232" calcext:value-type="float">
            <text:p>0,0179232</text:p>
          </table:table-cell>
          <table:table-cell office:value-type="float" office:value="0.217993" calcext:value-type="float">
            <text:p>0,217993</text:p>
          </table:table-cell>
          <table:table-cell office:value-type="float" office:value="0.16095" calcext:value-type="float">
            <text:p>0,160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463065" calcext:value-type="float">
            <text:p>0,0463065</text:p>
          </table:table-cell>
          <table:table-cell table:style-name="ce2" office:value-type="float" office:value="0.519774" calcext:value-type="float">
            <text:p>0,519774</text:p>
          </table:table-cell>
          <table:table-cell table:style-name="ce2" office:value-type="float" office:value="0.707692" calcext:value-type="float">
            <text:p>0,707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99208" calcext:value-type="float">
            <text:p>0,0499208</text:p>
          </table:table-cell>
          <table:table-cell office:value-type="float" office:value="0.244489" calcext:value-type="float">
            <text:p>0,244489</text:p>
          </table:table-cell>
          <table:table-cell office:value-type="float" office:value="0.240631" calcext:value-type="float">
            <text:p>0,24063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6986" calcext:value-type="float">
            <text:p>0,136986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2024" calcext:value-type="float">
            <text:p>0,102024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369637" calcext:value-type="float">
            <text:p>0,369637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54034" calcext:value-type="float">
            <text:p>0,154034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582418" calcext:value-type="float">
            <text:p>0,582418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8341" calcext:value-type="float">
            <text:p>0,188341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71831" calcext:value-type="float">
            <text:p>0,71831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17617" calcext:value-type="float">
            <text:p>0,217617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746269" calcext:value-type="float">
            <text:p>0,746269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5" calcext:value-type="float">
            <text:p>0,225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6" office:value-type="float" office:value="0.763359" calcext:value-type="float">
            <text:p>0,763359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8464" calcext:value-type="float">
            <text:p>0,228464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752" calcext:value-type="float">
            <text:p>0,752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35521" calcext:value-type="float">
            <text:p>0,235521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721311" calcext:value-type="float">
            <text:p>0,721311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0631" calcext:value-type="float">
            <text:p>0,240631</text:p>
          </table:table-cell>
          <table:table-cell table:number-columns-repeated="2" office:value-type="float" office:value="0.244489" calcext:value-type="float">
            <text:p>0,24448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721311" calcext:value-type="float">
            <text:p>0,721311</text:p>
          </table:table-cell>
          <table:table-cell table:number-columns-repeated="2" table:style-name="ce2" office:value-type="float" office:value="0.710744" calcext:value-type="float">
            <text:p>0,710744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Morango, sem distance transfor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Morango, com distance transform</text:p>
          </table:table-cell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6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/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5758" calcext:value-type="float">
            <text:p>0,0915758</text:p>
          </table:table-cell>
          <table:table-cell office:value-type="float" office:value="0.299619" calcext:value-type="float">
            <text:p>0,299619</text:p>
          </table:table-cell>
          <table:table-cell office:value-type="float" office:value="0.268872" calcext:value-type="float">
            <text:p>0,26887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63759" calcext:value-type="float">
            <text:p>0,263759</text:p>
          </table:table-cell>
          <table:table-cell office:value-type="float" office:value="0.31308" calcext:value-type="float">
            <text:p>0,31308</text:p>
          </table:table-cell>
          <table:table-cell office:value-type="float" office:value="0.283263" calcext:value-type="float">
            <text:p>0,28326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7907" calcext:value-type="float">
            <text:p>0,157907</text:p>
          </table:table-cell>
          <table:table-cell office:value-type="float" office:value="0.374938" calcext:value-type="float">
            <text:p>0,374938</text:p>
          </table:table-cell>
          <table:table-cell office:value-type="float" office:value="0.342437" calcext:value-type="float">
            <text:p>0,34243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312536" calcext:value-type="float">
            <text:p>0,312536</text:p>
          </table:table-cell>
          <table:table-cell office:value-type="float" office:value="0.310259" calcext:value-type="float">
            <text:p>0,310259</text:p>
          </table:table-cell>
          <table:table-cell office:value-type="float" office:value="0.281094" calcext:value-type="float">
            <text:p>0,2810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8445" calcext:value-type="float">
            <text:p>0,248445</text:p>
          </table:table-cell>
          <table:table-cell office:value-type="float" office:value="0.37792" calcext:value-type="float">
            <text:p>0,37792</text:p>
          </table:table-cell>
          <table:table-cell office:value-type="float" office:value="0.358072" calcext:value-type="float">
            <text:p>0,35807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341676" calcext:value-type="float">
            <text:p>0,341676</text:p>
          </table:table-cell>
          <table:table-cell office:value-type="float" office:value="0.291741" calcext:value-type="float">
            <text:p>0,291741</text:p>
          </table:table-cell>
          <table:table-cell office:value-type="float" office:value="0.273848" calcext:value-type="float">
            <text:p>0,27384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3268" calcext:value-type="float">
            <text:p>0,313268</text:p>
          </table:table-cell>
          <table:table-cell office:value-type="float" office:value="0.375669" calcext:value-type="float">
            <text:p>0,375669</text:p>
          </table:table-cell>
          <table:table-cell office:value-type="float" office:value="0.360637" calcext:value-type="float">
            <text:p>0,360637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350491" calcext:value-type="float">
            <text:p>0,350491</text:p>
          </table:table-cell>
          <table:table-cell office:value-type="float" office:value="0.284356" calcext:value-type="float">
            <text:p>0,284356</text:p>
          </table:table-cell>
          <table:table-cell office:value-type="float" office:value="0.273409" calcext:value-type="float">
            <text:p>0,27340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4688" calcext:value-type="float">
            <text:p>0,344688</text:p>
          </table:table-cell>
          <table:table-cell office:value-type="float" office:value="0.377722" calcext:value-type="float">
            <text:p>0,377722</text:p>
          </table:table-cell>
          <table:table-cell office:value-type="float" office:value="0.365759" calcext:value-type="float">
            <text:p>0,365759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349982" calcext:value-type="float">
            <text:p>0,349982</text:p>
          </table:table-cell>
          <table:table-cell office:value-type="float" office:value="0.281718" calcext:value-type="float">
            <text:p>0,281718</text:p>
          </table:table-cell>
          <table:table-cell office:value-type="float" office:value="0.273538" calcext:value-type="float">
            <text:p>0,27353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7548" calcext:value-type="float">
            <text:p>0,357548</text:p>
          </table:table-cell>
          <table:table-cell office:value-type="float" office:value="0.373869" calcext:value-type="float">
            <text:p>0,373869</text:p>
          </table:table-cell>
          <table:table-cell office:value-type="float" office:value="0.367468" calcext:value-type="float">
            <text:p>0,367468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341998" calcext:value-type="float">
            <text:p>0,341998</text:p>
          </table:table-cell>
          <table:table-cell office:value-type="float" office:value="0.278942" calcext:value-type="float">
            <text:p>0,278942</text:p>
          </table:table-cell>
          <table:table-cell office:value-type="float" office:value="0.27448" calcext:value-type="float">
            <text:p>0,274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68397" calcext:value-type="float">
            <text:p>0,368397</text:p>
          </table:table-cell>
          <table:table-cell office:value-type="float" office:value="0.370253" calcext:value-type="float">
            <text:p>0,370253</text:p>
          </table:table-cell>
          <table:table-cell office:value-type="float" office:value="0.368744" calcext:value-type="float">
            <text:p>0,36874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320634" calcext:value-type="float">
            <text:p>0,320634</text:p>
          </table:table-cell>
          <table:table-cell office:value-type="float" office:value="0.274096" calcext:value-type="float">
            <text:p>0,274096</text:p>
          </table:table-cell>
          <table:table-cell office:value-type="float" office:value="0.272362" calcext:value-type="float">
            <text:p>0,2723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7264" calcext:value-type="float">
            <text:p>0,377264</text:p>
          </table:table-cell>
          <table:table-cell office:value-type="float" office:value="0.367994" calcext:value-type="float">
            <text:p>0,367994</text:p>
          </table:table-cell>
          <table:table-cell office:value-type="float" office:value="0.367347" calcext:value-type="float">
            <text:p>0,367347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306207" calcext:value-type="float">
            <text:p>0,306207</text:p>
          </table:table-cell>
          <table:table-cell table:number-columns-repeated="2" office:value-type="float" office:value="0.271493" calcext:value-type="float">
            <text:p>0,27149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7029" calcext:value-type="float">
            <text:p>0,377029</text:p>
          </table:table-cell>
          <table:table-cell table:number-columns-repeated="2" office:value-type="float" office:value="0.367347" calcext:value-type="float">
            <text:p>0,367347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29867" calcext:value-type="float">
            <text:p>0,29867</text:p>
          </table:table-cell>
          <table:table-cell table:number-columns-repeated="2" office:value-type="float" office:value="0.271059" calcext:value-type="float">
            <text:p>0,2710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0.378248" calcext:value-type="float">
            <text:p>0,378248</text:p>
          </table:table-cell>
          <table:table-cell table:number-columns-repeated="2" office:value-type="float" office:value="0.367347" calcext:value-type="float">
            <text:p>0,36734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293262" calcext:value-type="float">
            <text:p>0,293262</text:p>
          </table:table-cell>
          <table:table-cell table:number-columns-repeated="2" office:value-type="float" office:value="0.271059" calcext:value-type="float">
            <text:p>0,27105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Pessego, sem distance transfor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essego, com distance transform</text:p>
          </table:table-cell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/>
          <table:table-cell table:style-name="ce2"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table:style-name="ce6"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2338" calcext:value-type="float">
            <text:p>0,0992338</text:p>
          </table:table-cell>
          <table:table-cell office:value-type="float" office:value="0.391468" calcext:value-type="float">
            <text:p>0,391468</text:p>
          </table:table-cell>
          <table:table-cell office:value-type="float" office:value="0.310689" calcext:value-type="float">
            <text:p>0,31068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55281" calcext:value-type="float">
            <text:p>0,355281</text:p>
          </table:table-cell>
          <table:table-cell table:style-name="ce6" office:value-type="float" office:value="0.660393" calcext:value-type="float">
            <text:p>0,660393</text:p>
          </table:table-cell>
          <table:table-cell office:value-type="float" office:value="0.612964" calcext:value-type="float">
            <text:p>0,6129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6395" calcext:value-type="float">
            <text:p>0,186395</text:p>
          </table:table-cell>
          <table:table-cell office:value-type="float" office:value="0.546419" calcext:value-type="float">
            <text:p>0,546419</text:p>
          </table:table-cell>
          <table:table-cell office:value-type="float" office:value="0.53999" calcext:value-type="float">
            <text:p>0,53999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8465" calcext:value-type="float">
            <text:p>0,58465</text:p>
          </table:table-cell>
          <table:table-cell office:value-type="float" office:value="0.610961" calcext:value-type="float">
            <text:p>0,610961</text:p>
          </table:table-cell>
          <table:table-cell office:value-type="float" office:value="0.640984" calcext:value-type="float">
            <text:p>0,64098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67115" calcext:value-type="float">
            <text:p>0,267115</text:p>
          </table:table-cell>
          <table:table-cell office:value-type="float" office:value="0.585163" calcext:value-type="float">
            <text:p>0,585163</text:p>
          </table:table-cell>
          <table:table-cell office:value-type="float" office:value="0.586403" calcext:value-type="float">
            <text:p>0,58640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628313" calcext:value-type="float">
            <text:p>0,628313</text:p>
          </table:table-cell>
          <table:table-cell office:value-type="float" office:value="0.591815" calcext:value-type="float">
            <text:p>0,591815</text:p>
          </table:table-cell>
          <table:table-cell office:value-type="float" office:value="0.622603" calcext:value-type="float">
            <text:p>0,6226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42423" calcext:value-type="float">
            <text:p>0,342423</text:p>
          </table:table-cell>
          <table:table-cell office:value-type="float" office:value="0.599468" calcext:value-type="float">
            <text:p>0,599468</text:p>
          </table:table-cell>
          <table:table-cell office:value-type="float" office:value="0.598865" calcext:value-type="float">
            <text:p>0,59886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648092" calcext:value-type="float">
            <text:p>0,648092</text:p>
          </table:table-cell>
          <table:table-cell office:value-type="float" office:value="0.583803" calcext:value-type="float">
            <text:p>0,583803</text:p>
          </table:table-cell>
          <table:table-cell office:value-type="float" office:value="0.584799" calcext:value-type="float">
            <text:p>0,58479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0566" calcext:value-type="float">
            <text:p>0,40566</text:p>
          </table:table-cell>
          <table:table-cell office:value-type="float" office:value="0.60552" calcext:value-type="float">
            <text:p>0,60552</text:p>
          </table:table-cell>
          <table:table-cell office:value-type="float" office:value="0.603299" calcext:value-type="float">
            <text:p>0,603299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646707" calcext:value-type="float">
            <text:p>0,646707</text:p>
          </table:table-cell>
          <table:table-cell table:number-columns-repeated="2" office:value-type="float" office:value="0.578799" calcext:value-type="float">
            <text:p>0,57879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0.606035" calcext:value-type="float">
            <text:p>0,606035</text:p>
          </table:table-cell>
          <table:table-cell office:value-type="float" office:value="0.606401" calcext:value-type="float">
            <text:p>0,6064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45217" calcext:value-type="float">
            <text:p>0,645217</text:p>
          </table:table-cell>
          <table:table-cell office:value-type="float" office:value="0.578296" calcext:value-type="float">
            <text:p>0,578296</text:p>
          </table:table-cell>
          <table:table-cell office:value-type="float" office:value="0.578799" calcext:value-type="float">
            <text:p>0,57879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8787" calcext:value-type="float">
            <text:p>0,508787</text:p>
          </table:table-cell>
          <table:table-cell office:value-type="float" office:value="0.60654" calcext:value-type="float">
            <text:p>0,60654</text:p>
          </table:table-cell>
          <table:table-cell office:value-type="float" office:value="0.606578" calcext:value-type="float">
            <text:p>0,60657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655416" calcext:value-type="float">
            <text:p>0,655416</text:p>
          </table:table-cell>
          <table:table-cell table:number-columns-repeated="2" office:value-type="float" office:value="0.578296" calcext:value-type="float">
            <text:p>0,57829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51046" calcext:value-type="float">
            <text:p>0,551046</text:p>
          </table:table-cell>
          <table:table-cell table:number-columns-repeated="2" office:value-type="float" office:value="0.606667" calcext:value-type="float">
            <text:p>0,606667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1558" calcext:value-type="float">
            <text:p>0,641558</text:p>
          </table:table-cell>
          <table:table-cell table:number-columns-repeated="2" office:value-type="float" office:value="0.578296" calcext:value-type="float">
            <text:p>0,57829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81869" calcext:value-type="float">
            <text:p>0,581869</text:p>
          </table:table-cell>
          <table:table-cell table:number-columns-repeated="2" office:value-type="float" office:value="0.606667" calcext:value-type="float">
            <text:p>0,606667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634691" calcext:value-type="float">
            <text:p>0,634691</text:p>
          </table:table-cell>
          <table:table-cell table:number-columns-repeated="2" office:value-type="float" office:value="0.578296" calcext:value-type="float">
            <text:p>0,57829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0738" calcext:value-type="float">
            <text:p>0,600738</text:p>
          </table:table-cell>
          <table:table-cell table:number-columns-repeated="2" office:value-type="float" office:value="0.606667" calcext:value-type="float">
            <text:p>0,60666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20202" calcext:value-type="float">
            <text:p>0,620202</text:p>
          </table:table-cell>
          <table:table-cell table:number-columns-repeated="2" office:value-type="float" office:value="0.578296" calcext:value-type="float">
            <text:p>0,57829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Cereja, sem distance transfor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ereja, com distance transform</text:p>
          </table:table-cell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table:style-name="ce6"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/>
          <table:table-cell table:style-name="ce2"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2969" calcext:value-type="float">
            <text:p>0,0582969</text:p>
          </table:table-cell>
          <table:table-cell office:value-type="float" office:value="0.231613" calcext:value-type="float">
            <text:p>0,231613</text:p>
          </table:table-cell>
          <table:table-cell office:value-type="float" office:value="0.239552" calcext:value-type="float">
            <text:p>0,2395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37113" calcext:value-type="float">
            <text:p>0,237113</text:p>
          </table:table-cell>
          <table:table-cell office:value-type="float" office:value="0.460641" calcext:value-type="float">
            <text:p>0,460641</text:p>
          </table:table-cell>
          <table:table-cell office:value-type="float" office:value="0.379437" calcext:value-type="float">
            <text:p>0,3794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8102" calcext:value-type="float">
            <text:p>0,118102</text:p>
          </table:table-cell>
          <table:table-cell office:value-type="float" office:value="0.557225" calcext:value-type="float">
            <text:p>0,557225</text:p>
          </table:table-cell>
          <table:table-cell office:value-type="float" office:value="0.542212" calcext:value-type="float">
            <text:p>0,54221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367836" calcext:value-type="float">
            <text:p>0,367836</text:p>
          </table:table-cell>
          <table:table-cell office:value-type="float" office:value="0.544248" calcext:value-type="float">
            <text:p>0,544248</text:p>
          </table:table-cell>
          <table:table-cell office:value-type="float" office:value="0.444444" calcext:value-type="float">
            <text:p>0,4444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4941" calcext:value-type="float">
            <text:p>0,184941</text:p>
          </table:table-cell>
          <table:table-cell table:style-name="ce6" office:value-type="float" office:value="0.668596" calcext:value-type="float">
            <text:p>0,668596</text:p>
          </table:table-cell>
          <table:table-cell office:value-type="float" office:value="0.613603" calcext:value-type="float">
            <text:p>0,61360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447115" calcext:value-type="float">
            <text:p>0,447115</text:p>
          </table:table-cell>
          <table:table-cell office:value-type="float" office:value="0.545012" calcext:value-type="float">
            <text:p>0,545012</text:p>
          </table:table-cell>
          <table:table-cell office:value-type="float" office:value="0.504587" calcext:value-type="float">
            <text:p>0,50458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2264" calcext:value-type="float">
            <text:p>0,262264</text:p>
          </table:table-cell>
          <table:table-cell office:value-type="float" office:value="0.665639" calcext:value-type="float">
            <text:p>0,665639</text:p>
          </table:table-cell>
          <table:table-cell office:value-type="float" office:value="0.652106" calcext:value-type="float">
            <text:p>0,6521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92625" calcext:value-type="float">
            <text:p>0,492625</text:p>
          </table:table-cell>
          <table:table-cell office:value-type="float" office:value="0.54321" calcext:value-type="float">
            <text:p>0,54321</text:p>
          </table:table-cell>
          <table:table-cell office:value-type="float" office:value="0.534314" calcext:value-type="float">
            <text:p>0,53431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8866" calcext:value-type="float">
            <text:p>0,348866</text:p>
          </table:table-cell>
          <table:table-cell office:value-type="float" office:value="0.659341" calcext:value-type="float">
            <text:p>0,659341</text:p>
          </table:table-cell>
          <table:table-cell office:value-type="float" office:value="0.655118" calcext:value-type="float">
            <text:p>0,65511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31952" calcext:value-type="float">
            <text:p>0,531952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30141" calcext:value-type="float">
            <text:p>0,430141</text:p>
          </table:table-cell>
          <table:table-cell office:value-type="float" office:value="0.657233" calcext:value-type="float">
            <text:p>0,657233</text:p>
          </table:table-cell>
          <table:table-cell office:value-type="float" office:value="0.655118" calcext:value-type="float">
            <text:p>0,655118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529524" calcext:value-type="float">
            <text:p>0,529524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6085" calcext:value-type="float">
            <text:p>0,486085</text:p>
          </table:table-cell>
          <table:table-cell table:number-columns-repeated="2" office:value-type="float" office:value="0.655118" calcext:value-type="float">
            <text:p>0,65511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44715" calcext:value-type="float">
            <text:p>0,544715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41254" calcext:value-type="float">
            <text:p>0,541254</text:p>
          </table:table-cell>
          <table:table-cell table:number-columns-repeated="2" office:value-type="float" office:value="0.655118" calcext:value-type="float">
            <text:p>0,655118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55789" calcext:value-type="float">
            <text:p>0,555789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3341" calcext:value-type="float">
            <text:p>0,553341</text:p>
          </table:table-cell>
          <table:table-cell table:number-columns-repeated="2" office:value-type="float" office:value="0.655118" calcext:value-type="float">
            <text:p>0,655118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63319" calcext:value-type="float">
            <text:p>0,563319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8065" calcext:value-type="float">
            <text:p>0,578065</text:p>
          </table:table-cell>
          <table:table-cell table:number-columns-repeated="2" office:value-type="float" office:value="0.655118" calcext:value-type="float">
            <text:p>0,65511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56291" calcext:value-type="float">
            <text:p>0,556291</text:p>
          </table:table-cell>
          <table:table-cell table:number-columns-repeated="2" office:value-type="float" office:value="0.527638" calcext:value-type="float">
            <text:p>0,527638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Manga, sem distance transfor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Manga, com distance transform</text:p>
          </table:table-cell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/>
          <table:table-cell table:style-name="ce2"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table:style-name="ce6"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966" calcext:value-type="float">
            <text:p>0,0258966</text:p>
          </table:table-cell>
          <table:table-cell office:value-type="float" office:value="0.114603" calcext:value-type="float">
            <text:p>0,114603</text:p>
          </table:table-cell>
          <table:table-cell office:value-type="float" office:value="0.134078" calcext:value-type="float">
            <text:p>0,13407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810267" calcext:value-type="float">
            <text:p>0,0810267</text:p>
          </table:table-cell>
          <table:table-cell office:value-type="float" office:value="0.241117" calcext:value-type="float">
            <text:p>0,241117</text:p>
          </table:table-cell>
          <table:table-cell office:value-type="float" office:value="0.278922" calcext:value-type="float">
            <text:p>0,2789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6115" calcext:value-type="float">
            <text:p>0,0526115</text:p>
          </table:table-cell>
          <table:table-cell office:value-type="float" office:value="0.235533" calcext:value-type="float">
            <text:p>0,235533</text:p>
          </table:table-cell>
          <table:table-cell office:value-type="float" office:value="0.264706" calcext:value-type="float">
            <text:p>0,26470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43109" calcext:value-type="float">
            <text:p>0,143109</text:p>
          </table:table-cell>
          <table:table-cell office:value-type="float" office:value="0.361949" calcext:value-type="float">
            <text:p>0,361949</text:p>
          </table:table-cell>
          <table:table-cell office:value-type="float" office:value="0.382353" calcext:value-type="float">
            <text:p>0,38235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78906" calcext:value-type="float">
            <text:p>0,0878906</text:p>
          </table:table-cell>
          <table:table-cell office:value-type="float" office:value="0.325386" calcext:value-type="float">
            <text:p>0,325386</text:p>
          </table:table-cell>
          <table:table-cell office:value-type="float" office:value="0.369427" calcext:value-type="float">
            <text:p>0,369427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9697" calcext:value-type="float">
            <text:p>0,19697</text:p>
          </table:table-cell>
          <table:table-cell office:value-type="float" office:value="0.482972" calcext:value-type="float">
            <text:p>0,482972</text:p>
          </table:table-cell>
          <table:table-cell office:value-type="float" office:value="0.55516" calcext:value-type="float">
            <text:p>0,5551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3416" calcext:value-type="float">
            <text:p>0,113416</text:p>
          </table:table-cell>
          <table:table-cell office:value-type="float" office:value="0.41953" calcext:value-type="float">
            <text:p>0,41953</text:p>
          </table:table-cell>
          <table:table-cell office:value-type="float" office:value="0.46748" calcext:value-type="float">
            <text:p>0,467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259918" calcext:value-type="float">
            <text:p>0,259918</text:p>
          </table:table-cell>
          <table:table-cell table:style-name="ce6" office:value-type="float" office:value="0.557143" calcext:value-type="float">
            <text:p>0,557143</text:p>
          </table:table-cell>
          <table:table-cell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2077" calcext:value-type="float">
            <text:p>0,142077</text:p>
          </table:table-cell>
          <table:table-cell office:value-type="float" office:value="0.485356" calcext:value-type="float">
            <text:p>0,485356</text:p>
          </table:table-cell>
          <table:table-cell office:value-type="float" office:value="0.486258" calcext:value-type="float">
            <text:p>0,48625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308748" calcext:value-type="float">
            <text:p>0,308748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" calcext:value-type="float">
            <text:p>0,18</text:p>
          </table:table-cell>
          <table:table-cell office:value-type="float" office:value="0.488323" calcext:value-type="float">
            <text:p>0,488323</text:p>
          </table:table-cell>
          <table:table-cell office:value-type="float" office:value="0.491453" calcext:value-type="float">
            <text:p>0,491453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354582" calcext:value-type="float">
            <text:p>0,354582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0621" calcext:value-type="float">
            <text:p>0,210621</text:p>
          </table:table-cell>
          <table:table-cell office:value-type="float" office:value="0.491453" calcext:value-type="float">
            <text:p>0,491453</text:p>
          </table:table-cell>
          <table:table-cell office:value-type="float" office:value="0.493562" calcext:value-type="float">
            <text:p>0,49356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038" calcext:value-type="float">
            <text:p>0,4038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43496" calcext:value-type="float">
            <text:p>0,243496</text:p>
          </table:table-cell>
          <table:table-cell table:number-columns-repeated="2" office:value-type="float" office:value="0.493562" calcext:value-type="float">
            <text:p>0,49356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425316" calcext:value-type="float">
            <text:p>0,425316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4326" calcext:value-type="float">
            <text:p>0,274326</text:p>
          </table:table-cell>
          <table:table-cell table:number-columns-repeated="2" office:value-type="float" office:value="0.493562" calcext:value-type="float">
            <text:p>0,49356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438503" calcext:value-type="float">
            <text:p>0,438503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5541" calcext:value-type="float">
            <text:p>0,295541</text:p>
          </table:table-cell>
          <table:table-cell table:number-columns-repeated="2" office:value-type="float" office:value="0.493562" calcext:value-type="float">
            <text:p>0,493562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2722" calcext:value-type="float">
            <text:p>0,452722</text:p>
          </table:table-cell>
          <table:table-cell table:number-columns-repeated="2" office:value-type="float" office:value="0.524345" calcext:value-type="float">
            <text:p>0,52434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imiar</text:p>
          </table:table-cell>
          <table:table-cell office:value-type="string" calcext:value-type="string">
            <text:p>Acerola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Cereja</text:p>
          </table:table-cell>
          <table:table-cell table:style-name="ce2" office:value-type="string" calcext:value-type="string">
            <text:p>Caju</text:p>
          </table:table-cell>
          <table:table-cell table:style-name="ce2" office:value-type="string" calcext:value-type="string">
            <text:p>Ameixa</text:p>
          </table:table-cell>
          <table:table-cell table:style-name="ce2" office:value-type="string" calcext:value-type="string">
            <text:p>Morango</text:p>
          </table:table-cell>
          <table:table-cell office:value-type="string" calcext:value-type="string">
            <text:p>Pêssego</text:p>
          </table:table-cell>
          <table:table-cell office:value-type="string" calcext:value-type="string">
            <text:p>Mang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16741</text:p>
          </table:table-cell>
          <table:table-cell office:value-type="string" calcext:value-type="string">
            <text:p>0.388919</text:p>
          </table:table-cell>
          <table:table-cell office:value-type="string" calcext:value-type="string">
            <text:p>0.231613</text:p>
          </table:table-cell>
          <table:table-cell table:style-name="ce2" office:value-type="string" calcext:value-type="string">
            <text:p>0.231969</text:p>
          </table:table-cell>
          <table:table-cell table:style-name="ce2" office:value-type="string" calcext:value-type="string">
            <text:p>0.0463065</text:p>
          </table:table-cell>
          <table:table-cell table:style-name="ce2" office:value-type="string" calcext:value-type="string">
            <text:p>0.0915758</text:p>
          </table:table-cell>
          <table:table-cell table:style-name="ce6" office:value-type="string" calcext:value-type="string">
            <text:p>0.660393</text:p>
          </table:table-cell>
          <table:table-cell office:value-type="string" calcext:value-type="string">
            <text:p>0.2411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60279</text:p>
          </table:table-cell>
          <table:table-cell office:value-type="string" calcext:value-type="string">
            <text:p>0.613146</text:p>
          </table:table-cell>
          <table:table-cell office:value-type="string" calcext:value-type="string">
            <text:p>0.557225</text:p>
          </table:table-cell>
          <table:table-cell table:style-name="ce2" office:value-type="string" calcext:value-type="string">
            <text:p>0.578249</text:p>
          </table:table-cell>
          <table:table-cell table:style-name="ce2" office:value-type="string" calcext:value-type="string">
            <text:p>0.136986</text:p>
          </table:table-cell>
          <table:table-cell table:style-name="ce2" office:value-type="string" calcext:value-type="string">
            <text:p>0.157907</text:p>
          </table:table-cell>
          <table:table-cell office:value-type="string" calcext:value-type="string">
            <text:p>0.610961</text:p>
          </table:table-cell>
          <table:table-cell office:value-type="string" calcext:value-type="string">
            <text:p>0.3619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33974</text:p>
          </table:table-cell>
          <table:table-cell office:value-type="string" calcext:value-type="string">
            <text:p>0.646355</text:p>
          </table:table-cell>
          <table:table-cell table:style-name="ce6" office:value-type="string" calcext:value-type="string">
            <text:p>0.668596</text:p>
          </table:table-cell>
          <table:table-cell table:style-name="ce2" office:value-type="string" calcext:value-type="string">
            <text:p>0.722408</text:p>
          </table:table-cell>
          <table:table-cell table:style-name="ce2" office:value-type="string" calcext:value-type="string">
            <text:p>0.369637</text:p>
          </table:table-cell>
          <table:table-cell table:style-name="ce2" office:value-type="string" calcext:value-type="string">
            <text:p>0.248445</text:p>
          </table:table-cell>
          <table:table-cell office:value-type="string" calcext:value-type="string">
            <text:p>0.591815</text:p>
          </table:table-cell>
          <table:table-cell office:value-type="string" calcext:value-type="string">
            <text:p>0.4829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570847</text:p>
          </table:table-cell>
          <table:table-cell office:value-type="string" calcext:value-type="string">
            <text:p>0.658141</text:p>
          </table:table-cell>
          <table:table-cell office:value-type="string" calcext:value-type="string">
            <text:p>0.665639</text:p>
          </table:table-cell>
          <table:table-cell table:style-name="ce2" office:value-type="string" calcext:value-type="string">
            <text:p>0.772563</text:p>
          </table:table-cell>
          <table:table-cell table:style-name="ce2" office:value-type="string" calcext:value-type="string">
            <text:p>0.582418</text:p>
          </table:table-cell>
          <table:table-cell table:style-name="ce2" office:value-type="string" calcext:value-type="string">
            <text:p>0.313268</text:p>
          </table:table-cell>
          <table:table-cell office:value-type="string" calcext:value-type="string">
            <text:p>0.583803</text:p>
          </table:table-cell>
          <table:table-cell table:style-name="ce6" office:value-type="string" calcext:value-type="string">
            <text:p>0.55714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640428</text:p>
          </table:table-cell>
          <table:table-cell office:value-type="string" calcext:value-type="string">
            <text:p>0.670206</text:p>
          </table:table-cell>
          <table:table-cell office:value-type="string" calcext:value-type="string">
            <text:p>0.659341</text:p>
          </table:table-cell>
          <table:table-cell table:style-name="ce6" office:value-type="string" calcext:value-type="string">
            <text:p>0.778182</text:p>
          </table:table-cell>
          <table:table-cell table:style-name="ce2" office:value-type="string" calcext:value-type="string">
            <text:p>0.71831</text:p>
          </table:table-cell>
          <table:table-cell table:style-name="ce2" office:value-type="string" calcext:value-type="string">
            <text:p>0.344688</text:p>
          </table:table-cell>
          <table:table-cell office:value-type="string" calcext:value-type="string">
            <text:p>0.578799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689732</text:p>
          </table:table-cell>
          <table:table-cell office:value-type="string" calcext:value-type="string">
            <text:p>0.677801</text:p>
          </table:table-cell>
          <table:table-cell office:value-type="string" calcext:value-type="string">
            <text:p>0.657233</text:p>
          </table:table-cell>
          <table:table-cell table:style-name="ce6" office:value-type="string" calcext:value-type="string">
            <text:p>0.778182</text:p>
          </table:table-cell>
          <table:table-cell table:style-name="ce2" office:value-type="string" calcext:value-type="string">
            <text:p>0.746269</text:p>
          </table:table-cell>
          <table:table-cell table:style-name="ce2" office:value-type="string" calcext:value-type="string">
            <text:p>0.357548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0.691756</text:p>
          </table:table-cell>
          <table:table-cell table:style-name="ce6" office:value-type="string" calcext:value-type="string">
            <text:p>0.686225</text:p>
          </table:table-cell>
          <table:table-cell office:value-type="string" calcext:value-type="string">
            <text:p>0.655118</text:p>
          </table:table-cell>
          <table:table-cell table:style-name="ce6" office:value-type="string" calcext:value-type="string">
            <text:p>0.778182</text:p>
          </table:table-cell>
          <table:table-cell table:style-name="ce6" office:value-type="string" calcext:value-type="string">
            <text:p>0.763359</text:p>
          </table:table-cell>
          <table:table-cell table:style-name="ce2" office:value-type="string" calcext:value-type="string">
            <text:p>0.368397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684564</text:p>
          </table:table-cell>
          <table:table-cell office:value-type="string" calcext:value-type="string">
            <text:p>0.674315</text:p>
          </table:table-cell>
          <table:table-cell office:value-type="string" calcext:value-type="string">
            <text:p>0.655118</text:p>
          </table:table-cell>
          <table:table-cell table:style-name="ce6" office:value-type="string" calcext:value-type="string">
            <text:p>0.778182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0.377264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79827</text:p>
          </table:table-cell>
          <table:table-cell office:value-type="string" calcext:value-type="string">
            <text:p>0.663385</text:p>
          </table:table-cell>
          <table:table-cell office:value-type="string" calcext:value-type="string">
            <text:p>0.655118</text:p>
          </table:table-cell>
          <table:table-cell table:style-name="ce6" office:value-type="string" calcext:value-type="string">
            <text:p>0.778182</text:p>
          </table:table-cell>
          <table:table-cell table:style-name="ce2" office:value-type="string" calcext:value-type="string">
            <text:p>0.721311</text:p>
          </table:table-cell>
          <table:table-cell table:style-name="ce2" office:value-type="string" calcext:value-type="string">
            <text:p>0.377029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69178</text:p>
          </table:table-cell>
          <table:table-cell office:value-type="string" calcext:value-type="string">
            <text:p>0.662064</text:p>
          </table:table-cell>
          <table:table-cell office:value-type="string" calcext:value-type="string">
            <text:p>0.655118</text:p>
          </table:table-cell>
          <table:table-cell table:style-name="ce6" office:value-type="string" calcext:value-type="string">
            <text:p>0.778182</text:p>
          </table:table-cell>
          <table:table-cell table:style-name="ce2" office:value-type="string" calcext:value-type="string">
            <text:p>0.721311</text:p>
          </table:table-cell>
          <table:table-cell table:style-name="ce6" office:value-type="string" calcext:value-type="string">
            <text:p>0.378248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24345</text:p>
          </table:table-cell>
          <table:table-cell table:number-columns-repeated="2"/>
        </table:table-row>
        <table:table-row table:style-name="ro1">
          <table:table-cell table:style-name="ce4" table:number-columns-repeated="9"/>
          <table:table-cell table:number-columns-repeated="2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70 SOBRE 30</text:p>
          </table:table-cell>
          <table:covered-table-cell table:number-columns-repeated="3" table:style-name="Default"/>
          <table:covered-table-cell table:number-columns-repeated="3"/>
          <table:covered-table-cell table:style-name="Default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Pessego, sem distance transform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essego, com distance transform</text:p>
          </table:table-cell>
          <table:covered-table-cell table:style-name="ce2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/>
          <table:table-cell table:style-name="ce2" office:value-type="string" calcext:value-type="string">
            <text:p>Threshold</text:p>
          </table:table-cell>
          <table:table-cell table:style-name="ce7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,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0:04:07.335578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8:14.249557890</meta:creation-date>
    <meta:editing-duration>P1DT19H26M55S</meta:editing-duration>
    <meta:editing-cycles>7</meta:editing-cycles>
    <meta:generator>LibreOffice/4.4.6.3$Linux_X86_64 LibreOffice_project/40m0$Build-3</meta:generator>
    <dc:date>2015-11-16T23:17:59.573066992</dc:date>
    <meta:document-statistic meta:table-count="1" meta:cell-count="9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706cm" style:legend-expansion="high" chart:style-name="ch2"/>
        <chart:plot-area chart:style-name="ch3" table:cell-range-address="Sheet1.A4:Sheet1.D14 Sheet1.B3:Sheet1.D3" chart:data-source-has-labels="row" svg:x="0.319cm" svg:y="0.18cm" svg:width="12.799cm" svg:height="8.646cm">
          <chartooo:coordinate-region svg:x="1.046cm" svg:y="0.379cm" svg:width="11.7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" chart:label-cell-address="Sheet1.B3:Sheet1.B3" chart:class="chart:scatter">
            <chart:domain table:cell-range-address="Sheet1.A4:Sheet1.A14"/>
            <chart:data-point chart:repeated="11"/>
          </chart:series>
          <chart:series chart:style-name="ch7" chart:values-cell-range-address="Sheet1.C4:Sheet1.C14" chart:label-cell-address="Sheet1.C3:Sheet1.C3" chart:class="chart:scatter">
            <chart:data-point chart:repeated="11"/>
          </chart:series>
          <chart:series chart:style-name="ch8" chart:values-cell-range-address="Sheet1.D4:Sheet1.D14" chart:label-cell-address="Sheet1.D3:Sheet1.D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3:Sheet1.B3</svg:desc>
                </draw:g>
              </table:table-cell>
              <table:table-cell office:value-type="string">
                <text:p>Canal A</text:p>
                <draw:g>
                  <svg:desc>Sheet1.C3:Sheet1.C3</svg:desc>
                </draw:g>
              </table:table-cell>
              <table:table-cell office:value-type="string">
                <text:p>Canal B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14</svg:desc>
                </draw:g>
              </table:table-cell>
              <table:table-cell office:value-type="float" office:value="0.116741">
                <text:p>0.116741</text:p>
                <draw:g>
                  <svg:desc>Sheet1.B4:Sheet1.B14</svg:desc>
                </draw:g>
              </table:table-cell>
              <table:table-cell office:value-type="float" office:value="0.361829">
                <text:p>0.361829</text:p>
                <draw:g>
                  <svg:desc>Sheet1.C4:Sheet1.C14</svg:desc>
                </draw:g>
              </table:table-cell>
              <table:table-cell office:value-type="float" office:value="0.450852">
                <text:p>0.450852</text:p>
                <draw:g>
                  <svg:desc>Sheet1.D4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60279">
                <text:p>0.260279</text:p>
              </table:table-cell>
              <table:table-cell office:value-type="float" office:value="0.660321">
                <text:p>0.660321</text:p>
              </table:table-cell>
              <table:table-cell office:value-type="float" office:value="0.612542">
                <text:p>0.612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33974">
                <text:p>0.433974</text:p>
              </table:table-cell>
              <table:table-cell office:value-type="float" office:value="0.666667">
                <text:p>0.666667</text:p>
              </table:table-cell>
              <table:table-cell office:value-type="float" office:value="0.646192">
                <text:p>0.646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70847">
                <text:p>0.570847</text:p>
              </table:table-cell>
              <table:table-cell office:value-type="float" office:value="0.664146">
                <text:p>0.664146</text:p>
              </table:table-cell>
              <table:table-cell office:value-type="float" office:value="0.655717">
                <text:p>0.65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0428">
                <text:p>0.640428</text:p>
              </table:table-cell>
              <table:table-cell office:value-type="float" office:value="0.664541">
                <text:p>0.66454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689732">
                <text:p>0.689732</text:p>
              </table:table-cell>
              <table:table-cell office:value-type="float" office:value="0.662821">
                <text:p>0.66282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691756">
                <text:p>0.691756</text:p>
              </table:table-cell>
              <table:table-cell office:value-type="float" office:value="0.662821">
                <text:p>0.66282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684564">
                <text:p>0.684564</text:p>
              </table:table-cell>
              <table:table-cell office:value-type="float" office:value="0.662821">
                <text:p>0.66282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79827">
                <text:p>0.679827</text:p>
              </table:table-cell>
              <table:table-cell office:value-type="float" office:value="0.662821">
                <text:p>0.66282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669178">
                <text:p>0.669178</text:p>
              </table:table-cell>
              <table:table-cell office:value-type="float" office:value="0.662821">
                <text:p>0.662821</text:p>
              </table:table-cell>
              <table:table-cell office:value-type="float" office:value="0.662821">
                <text:p>0.66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H4:Sheet1.K14 Sheet1.I3:Sheet1.K3" chart:data-source-has-labels="row" svg:x="0.319cm" svg:y="0.18cm" svg:width="12.799cm" svg:height="8.645cm">
          <chartooo:coordinate-region svg:x="1.046cm" svg:y="0.38cm" svg:width="11.79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4" chart:label-cell-address="Sheet1.I3:Sheet1.I3" chart:class="chart:scatter">
            <chart:domain table:cell-range-address="Sheet1.H4:Sheet1.H14"/>
            <chart:data-point chart:repeated="11"/>
          </chart:series>
          <chart:series chart:style-name="ch7" chart:values-cell-range-address="Sheet1.J4:Sheet1.J14" chart:label-cell-address="Sheet1.J3:Sheet1.J3" chart:class="chart:scatter">
            <chart:data-point chart:repeated="11"/>
          </chart:series>
          <chart:series chart:style-name="ch8" chart:values-cell-range-address="Sheet1.K4:Sheet1.K14" chart:label-cell-address="Sheet1.K3:Sheet1.K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3:Sheet1.I3</svg:desc>
                </draw:g>
              </table:table-cell>
              <table:table-cell office:value-type="string">
                <text:p>Canal A</text:p>
                <draw:g>
                  <svg:desc>Sheet1.J3:Sheet1.J3</svg:desc>
                </draw:g>
              </table:table-cell>
              <table:table-cell office:value-type="string">
                <text:p>Canal B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:Sheet1.H14</svg:desc>
                </draw:g>
              </table:table-cell>
              <table:table-cell office:value-type="float" office:value="0.385472">
                <text:p>0.385472</text:p>
                <draw:g>
                  <svg:desc>Sheet1.I4:Sheet1.I14</svg:desc>
                </draw:g>
              </table:table-cell>
              <table:table-cell office:value-type="float" office:value="0.52968">
                <text:p>0.52968</text:p>
                <draw:g>
                  <svg:desc>Sheet1.J4:Sheet1.J14</svg:desc>
                </draw:g>
              </table:table-cell>
              <table:table-cell office:value-type="float" office:value="0.507937">
                <text:p>0.507937</text:p>
                <draw:g>
                  <svg:desc>Sheet1.K4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45746">
                <text:p>0.545746</text:p>
              </table:table-cell>
              <table:table-cell office:value-type="float" office:value="0.548173">
                <text:p>0.548173</text:p>
              </table:table-cell>
              <table:table-cell office:value-type="float" office:value="0.529813">
                <text:p>0.52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84192">
                <text:p>0.584192</text:p>
              </table:table-cell>
              <table:table-cell office:value-type="float" office:value="0.537313">
                <text:p>0.537313</text:p>
              </table:table-cell>
              <table:table-cell office:value-type="float" office:value="0.520499">
                <text:p>0.520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74032">
                <text:p>0.574032</text:p>
              </table:table-cell>
              <table:table-cell office:value-type="float" office:value="0.517857">
                <text:p>0.517857</text:p>
              </table:table-cell>
              <table:table-cell office:value-type="float" office:value="0.517457">
                <text:p>0.51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82382">
                <text:p>0.582382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48552">
                <text:p>0.548552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36842">
                <text:p>0.536842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28369">
                <text:p>0.528369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27531">
                <text:p>0.527531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21429">
                <text:p>0.521429</text:p>
              </table:table-cell>
              <table:table-cell office:value-type="float" office:value="0.516129">
                <text:p>0.516129</text:p>
              </table:table-cell>
              <table:table-cell office:value-type="float" office:value="0.516129">
                <text:p>0.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703cm" style:legend-expansion="high" chart:style-name="ch2"/>
        <chart:plot-area chart:style-name="ch3" table:cell-range-address="Sheet1.A40:Sheet1.D50 Sheet1.B39:Sheet1.D39" chart:data-source-has-labels="row" svg:x="0.32cm" svg:y="0.18cm" svg:width="12.799cm" svg:height="8.64cm">
          <chartooo:coordinate-region svg:x="1.047cm" svg:y="0.38cm" svg:width="11.7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50" chart:label-cell-address="Sheet1.B39:Sheet1.B39" chart:class="chart:scatter">
            <chart:domain table:cell-range-address="Sheet1.A40:Sheet1.A50"/>
            <chart:data-point chart:repeated="11"/>
          </chart:series>
          <chart:series chart:style-name="ch7" chart:values-cell-range-address="Sheet1.C40:Sheet1.C50" chart:label-cell-address="Sheet1.C39:Sheet1.C39" chart:class="chart:scatter">
            <chart:data-point chart:repeated="11"/>
          </chart:series>
          <chart:series chart:style-name="ch8" chart:values-cell-range-address="Sheet1.D40:Sheet1.D50" chart:label-cell-address="Sheet1.D39:Sheet1.D39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39:Sheet1.B39</svg:desc>
                </draw:g>
              </table:table-cell>
              <table:table-cell office:value-type="string">
                <text:p>Canal A</text:p>
                <draw:g>
                  <svg:desc>Sheet1.C39:Sheet1.C39</svg:desc>
                </draw:g>
              </table:table-cell>
              <table:table-cell office:value-type="string">
                <text:p>Canal B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0:Sheet1.A50</svg:desc>
                </draw:g>
              </table:table-cell>
              <table:table-cell office:value-type="float" office:value="0.0798743">
                <text:p>0.0798743</text:p>
                <draw:g>
                  <svg:desc>Sheet1.B40:Sheet1.B50</svg:desc>
                </draw:g>
              </table:table-cell>
              <table:table-cell office:value-type="float" office:value="0.350506">
                <text:p>0.350506</text:p>
                <draw:g>
                  <svg:desc>Sheet1.C40:Sheet1.C50</svg:desc>
                </draw:g>
              </table:table-cell>
              <table:table-cell office:value-type="float" office:value="0.245488">
                <text:p>0.245488</text:p>
                <draw:g>
                  <svg:desc>Sheet1.D40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4552">
                <text:p>0.14552</text:p>
              </table:table-cell>
              <table:table-cell office:value-type="float" office:value="0.485962">
                <text:p>0.485962</text:p>
              </table:table-cell>
              <table:table-cell office:value-type="float" office:value="0.460449">
                <text:p>0.46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13526">
                <text:p>0.213526</text:p>
              </table:table-cell>
              <table:table-cell office:value-type="float" office:value="0.503543">
                <text:p>0.503543</text:p>
              </table:table-cell>
              <table:table-cell office:value-type="float" office:value="0.497309">
                <text:p>0.49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79446">
                <text:p>0.279446</text:p>
              </table:table-cell>
              <table:table-cell office:value-type="float" office:value="0.5085">
                <text:p>0.5085</text:p>
              </table:table-cell>
              <table:table-cell office:value-type="float" office:value="0.512135">
                <text:p>0.512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45926">
                <text:p>0.345926</text:p>
              </table:table-cell>
              <table:table-cell office:value-type="float" office:value="0.511221">
                <text:p>0.511221</text:p>
              </table:table-cell>
              <table:table-cell office:value-type="float" office:value="0.514177">
                <text:p>0.514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0225">
                <text:p>0.40225</text:p>
              </table:table-cell>
              <table:table-cell office:value-type="float" office:value="0.512204">
                <text:p>0.512204</text:p>
              </table:table-cell>
              <table:table-cell office:value-type="float" office:value="0.512879">
                <text:p>0.512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438627">
                <text:p>0.438627</text:p>
              </table:table-cell>
              <table:table-cell office:value-type="float" office:value="0.512204">
                <text:p>0.512204</text:p>
              </table:table-cell>
              <table:table-cell office:value-type="float" office:value="0.512889">
                <text:p>0.512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67585">
                <text:p>0.467585</text:p>
              </table:table-cell>
              <table:table-cell office:value-type="float" office:value="0.512693">
                <text:p>0.512693</text:p>
              </table:table-cell>
              <table:table-cell office:value-type="float" office:value="0.512889">
                <text:p>0.512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9049">
                <text:p>0.49049</text:p>
              </table:table-cell>
              <table:table-cell office:value-type="float" office:value="0.512889">
                <text:p>0.512889</text:p>
              </table:table-cell>
              <table:table-cell office:value-type="float" office:value="0.512889">
                <text:p>0.512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02819">
                <text:p>0.502819</text:p>
              </table:table-cell>
              <table:table-cell office:value-type="float" office:value="0.512889">
                <text:p>0.512889</text:p>
              </table:table-cell>
              <table:table-cell office:value-type="float" office:value="0.512889">
                <text:p>0.512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438cm" svg:y="3.705cm" style:legend-expansion="high" chart:style-name="ch2"/>
        <chart:plot-area chart:style-name="ch3" table:cell-range-address="Sheet1.H40:Sheet1.K50 Sheet1.I39:Sheet1.K39" chart:data-source-has-labels="row" svg:x="0.319cm" svg:y="0.18cm" svg:width="12.8cm" svg:height="8.645cm">
          <chartooo:coordinate-region svg:x="1.046cm" svg:y="0.379cm" svg:width="11.79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0:Sheet1.I50" chart:label-cell-address="Sheet1.I39:Sheet1.I39" chart:class="chart:scatter">
            <chart:domain table:cell-range-address="Sheet1.H40:Sheet1.H50"/>
            <chart:data-point chart:repeated="11"/>
          </chart:series>
          <chart:series chart:style-name="ch7" chart:values-cell-range-address="Sheet1.J40:Sheet1.J50" chart:label-cell-address="Sheet1.J39:Sheet1.J39" chart:class="chart:scatter">
            <chart:data-point chart:repeated="11"/>
          </chart:series>
          <chart:series chart:style-name="ch8" chart:values-cell-range-address="Sheet1.K40:Sheet1.K50" chart:label-cell-address="Sheet1.K39:Sheet1.K39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39:Sheet1.I39</svg:desc>
                </draw:g>
              </table:table-cell>
              <table:table-cell office:value-type="string">
                <text:p>Canal A</text:p>
                <draw:g>
                  <svg:desc>Sheet1.J39:Sheet1.J39</svg:desc>
                </draw:g>
              </table:table-cell>
              <table:table-cell office:value-type="string">
                <text:p>Canal B</text:p>
                <draw:g>
                  <svg:desc>Sheet1.K39:Sheet1.K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0:Sheet1.H50</svg:desc>
                </draw:g>
              </table:table-cell>
              <table:table-cell office:value-type="float" office:value="0.388919">
                <text:p>0.388919</text:p>
                <draw:g>
                  <svg:desc>Sheet1.I40:Sheet1.I50</svg:desc>
                </draw:g>
              </table:table-cell>
              <table:table-cell office:value-type="float" office:value="0.676423">
                <text:p>0.676423</text:p>
                <draw:g>
                  <svg:desc>Sheet1.J40:Sheet1.J50</svg:desc>
                </draw:g>
              </table:table-cell>
              <table:table-cell office:value-type="float" office:value="0.606144">
                <text:p>0.606144</text:p>
                <draw:g>
                  <svg:desc>Sheet1.K40:Sheet1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613146">
                <text:p>0.613146</text:p>
              </table:table-cell>
              <table:table-cell office:value-type="float" office:value="0.671027">
                <text:p>0.671027</text:p>
              </table:table-cell>
              <table:table-cell office:value-type="float" office:value="0.664695">
                <text:p>0.664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646355">
                <text:p>0.646355</text:p>
              </table:table-cell>
              <table:table-cell office:value-type="float" office:value="0.657643">
                <text:p>0.657643</text:p>
              </table:table-cell>
              <table:table-cell office:value-type="float" office:value="0.664066">
                <text:p>0.664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658141">
                <text:p>0.658141</text:p>
              </table:table-cell>
              <table:table-cell office:value-type="float" office:value="0.653616">
                <text:p>0.653616</text:p>
              </table:table-cell>
              <table:table-cell office:value-type="float" office:value="0.659802">
                <text:p>0.659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70206">
                <text:p>0.670206</text:p>
              </table:table-cell>
              <table:table-cell office:value-type="float" office:value="0.653339">
                <text:p>0.653339</text:p>
              </table:table-cell>
              <table:table-cell office:value-type="float" office:value="0.6563">
                <text:p>0.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677801">
                <text:p>0.677801</text:p>
              </table:table-cell>
              <table:table-cell office:value-type="float" office:value="0.651721">
                <text:p>0.651721</text:p>
              </table:table-cell>
              <table:table-cell office:value-type="float" office:value="0.651721">
                <text:p>0.651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686225">
                <text:p>0.686225</text:p>
              </table:table-cell>
              <table:table-cell office:value-type="float" office:value="0.651181">
                <text:p>0.651181</text:p>
              </table:table-cell>
              <table:table-cell office:value-type="float" office:value="0.651181">
                <text:p>0.651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674315">
                <text:p>0.674315</text:p>
              </table:table-cell>
              <table:table-cell office:value-type="float" office:value="0.651181">
                <text:p>0.651181</text:p>
              </table:table-cell>
              <table:table-cell office:value-type="float" office:value="0.651181">
                <text:p>0.651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63385">
                <text:p>0.663385</text:p>
              </table:table-cell>
              <table:table-cell office:value-type="float" office:value="0.651181">
                <text:p>0.651181</text:p>
              </table:table-cell>
              <table:table-cell office:value-type="float" office:value="0.651181">
                <text:p>0.651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662064">
                <text:p>0.662064</text:p>
              </table:table-cell>
              <table:table-cell office:value-type="float" office:value="0.651181">
                <text:p>0.651181</text:p>
              </table:table-cell>
              <table:table-cell office:value-type="float" office:value="0.651181">
                <text:p>0.651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705cm" style:legend-expansion="high" chart:style-name="ch2"/>
        <chart:plot-area chart:style-name="ch3" table:cell-range-address="Sheet1.H75:Sheet1.K84 Sheet1.I74:Sheet1.K74" chart:data-source-has-labels="row" svg:x="0.319cm" svg:y="0.18cm" svg:width="12.508cm" svg:height="8.645cm">
          <chartooo:coordinate-region svg:x="0.755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75:Sheet1.I84" chart:label-cell-address="Sheet1.I74:Sheet1.I74" chart:class="chart:scatter">
            <chart:domain table:cell-range-address="Sheet1.H75:Sheet1.H84"/>
            <chart:data-point chart:repeated="10"/>
          </chart:series>
          <chart:series chart:style-name="ch7" chart:values-cell-range-address="Sheet1.J75:Sheet1.J84" chart:label-cell-address="Sheet1.J74:Sheet1.J74" chart:class="chart:scatter">
            <chart:data-point chart:repeated="10"/>
          </chart:series>
          <chart:series chart:style-name="ch8" chart:values-cell-range-address="Sheet1.K75:Sheet1.K84" chart:label-cell-address="Sheet1.K74:Sheet1.K7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Sheet1.I74:Sheet1.I74</svg:desc>
                </draw:g>
              </table:table-cell>
              <table:table-cell office:value-type="string">
                <text:p/>
                <draw:g>
                  <svg:desc>Sheet1.J74:Sheet1.J74</svg:desc>
                </draw:g>
              </table:table-cell>
              <table:table-cell office:value-type="string">
                <text:p/>
                <draw:g>
                  <svg:desc>Sheet1.K74:Sheet1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75:Sheet1.H84</svg:desc>
                </draw:g>
              </table:table-cell>
              <table:table-cell office:value-type="float" office:value="NaN">
                <text:p>NaN</text:p>
                <draw:g>
                  <svg:desc>Sheet1.I75:Sheet1.I84</svg:desc>
                </draw:g>
              </table:table-cell>
              <table:table-cell office:value-type="float" office:value="NaN">
                <text:p>NaN</text:p>
                <draw:g>
                  <svg:desc>Sheet1.J75:Sheet1.J84</svg:desc>
                </draw:g>
              </table:table-cell>
              <table:table-cell office:value-type="float" office:value="NaN">
                <text:p>NaN</text:p>
                <draw:g>
                  <svg:desc>Sheet1.K75:Sheet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A110:Sheet1.D119 Sheet1.B109:Sheet1.D109" chart:data-source-has-labels="row" svg:x="0.319cm" svg:y="0.18cm" svg:width="12.799cm" svg:height="8.645cm">
          <chartooo:coordinate-region svg:x="1.231cm" svg:y="0.379cm" svg:width="11.60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0:Sheet1.B119" chart:label-cell-address="Sheet1.B109:Sheet1.B109" chart:class="chart:scatter">
            <chart:domain table:cell-range-address="Sheet1.A110:Sheet1.A119"/>
            <chart:data-point chart:repeated="10"/>
          </chart:series>
          <chart:series chart:style-name="ch7" chart:values-cell-range-address="Sheet1.C110:Sheet1.C119" chart:label-cell-address="Sheet1.C109:Sheet1.C109" chart:class="chart:scatter">
            <chart:data-point chart:repeated="10"/>
          </chart:series>
          <chart:series chart:style-name="ch8" chart:values-cell-range-address="Sheet1.D110:Sheet1.D119" chart:label-cell-address="Sheet1.D109:Sheet1.D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109:Sheet1.B109</svg:desc>
                </draw:g>
              </table:table-cell>
              <table:table-cell office:value-type="string">
                <text:p>Canal A</text:p>
                <draw:g>
                  <svg:desc>Sheet1.C109:Sheet1.C109</svg:desc>
                </draw:g>
              </table:table-cell>
              <table:table-cell office:value-type="string">
                <text:p>Canal B</text:p>
                <draw:g>
                  <svg:desc>Sheet1.D109:Sheet1.D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0:Sheet1.A119</svg:desc>
                </draw:g>
              </table:table-cell>
              <table:table-cell office:value-type="float" office:value="0.0143829">
                <text:p>0.0143829</text:p>
                <draw:g>
                  <svg:desc>Sheet1.B110:Sheet1.B119</svg:desc>
                </draw:g>
              </table:table-cell>
              <table:table-cell office:value-type="float" office:value="0.0661538">
                <text:p>0.0661538</text:p>
                <draw:g>
                  <svg:desc>Sheet1.C110:Sheet1.C119</svg:desc>
                </draw:g>
              </table:table-cell>
              <table:table-cell office:value-type="float" office:value="0.0919871">
                <text:p>0.0919871</text:p>
                <draw:g>
                  <svg:desc>Sheet1.D110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9608">
                <text:p>0.0459608</text:p>
              </table:table-cell>
              <table:table-cell office:value-type="float" office:value="0.168011">
                <text:p>0.168011</text:p>
              </table:table-cell>
              <table:table-cell office:value-type="float" office:value="0.18089">
                <text:p>0.18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74576">
                <text:p>0.0874576</text:p>
              </table:table-cell>
              <table:table-cell office:value-type="float" office:value="0.208054">
                <text:p>0.208054</text:p>
              </table:table-cell>
              <table:table-cell office:value-type="float" office:value="0.221626">
                <text:p>0.22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32512">
                <text:p>0.132512</text:p>
              </table:table-cell>
              <table:table-cell office:value-type="float" office:value="0.225895">
                <text:p>0.225895</text:p>
              </table:table-cell>
              <table:table-cell office:value-type="float" office:value="0.231857">
                <text:p>0.231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66448">
                <text:p>0.166448</text:p>
              </table:table-cell>
              <table:table-cell office:value-type="float" office:value="0.232734">
                <text:p>0.232734</text:p>
              </table:table-cell>
              <table:table-cell office:value-type="float" office:value="0.232734">
                <text:p>0.232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8806">
                <text:p>0.18806</text:p>
              </table:table-cell>
              <table:table-cell office:value-type="float" office:value="0.234063">
                <text:p>0.234063</text:p>
              </table:table-cell>
              <table:table-cell office:value-type="float" office:value="0.23384">
                <text:p>0.2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99521">
                <text:p>0.199521</text:p>
              </table:table-cell>
              <table:table-cell office:value-type="float" office:value="0.234063">
                <text:p>0.234063</text:p>
              </table:table-cell>
              <table:table-cell office:value-type="float" office:value="0.23384">
                <text:p>0.2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211506">
                <text:p>0.211506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216973">
                <text:p>0.216973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221231">
                <text:p>0.221231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706cm" style:legend-expansion="high" chart:style-name="ch2"/>
        <chart:plot-area chart:style-name="ch3" table:cell-range-address="Sheet1.H110:Sheet1.K119 Sheet1.I109:Sheet1.K109" chart:data-source-has-labels="row" svg:x="0.319cm" svg:y="0.18cm" svg:width="12.799cm" svg:height="8.646cm">
          <chartooo:coordinate-region svg:x="1.046cm" svg:y="0.38cm" svg:width="11.7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10:Sheet1.I119" chart:label-cell-address="Sheet1.I109:Sheet1.I109" chart:class="chart:scatter">
            <chart:domain table:cell-range-address="Sheet1.H110:Sheet1.H119"/>
            <chart:data-point chart:repeated="10"/>
          </chart:series>
          <chart:series chart:style-name="ch7" chart:values-cell-range-address="Sheet1.J110:Sheet1.J119" chart:label-cell-address="Sheet1.J109:Sheet1.J109" chart:class="chart:scatter">
            <chart:data-point chart:repeated="10"/>
          </chart:series>
          <chart:series chart:style-name="ch8" chart:values-cell-range-address="Sheet1.K110:Sheet1.K119" chart:label-cell-address="Sheet1.K109:Sheet1.K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109:Sheet1.I109</svg:desc>
                </draw:g>
              </table:table-cell>
              <table:table-cell office:value-type="string">
                <text:p>Canal A</text:p>
                <draw:g>
                  <svg:desc>Sheet1.J109:Sheet1.J109</svg:desc>
                </draw:g>
              </table:table-cell>
              <table:table-cell office:value-type="string">
                <text:p>Canal B</text:p>
                <draw:g>
                  <svg:desc>Sheet1.K109:Sheet1.K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110:Sheet1.H119</svg:desc>
                </draw:g>
              </table:table-cell>
              <table:table-cell office:value-type="float" office:value="0.0555556">
                <text:p>0.0555556</text:p>
                <draw:g>
                  <svg:desc>Sheet1.I110:Sheet1.I119</svg:desc>
                </draw:g>
              </table:table-cell>
              <table:table-cell office:value-type="float" office:value="0.231969">
                <text:p>0.231969</text:p>
                <draw:g>
                  <svg:desc>Sheet1.J110:Sheet1.J119</svg:desc>
                </draw:g>
              </table:table-cell>
              <table:table-cell office:value-type="float" office:value="0.345566">
                <text:p>0.345566</text:p>
                <draw:g>
                  <svg:desc>Sheet1.K110:Sheet1.K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65278">
                <text:p>0.165278</text:p>
              </table:table-cell>
              <table:table-cell office:value-type="float" office:value="0.578249">
                <text:p>0.578249</text:p>
              </table:table-cell>
              <table:table-cell office:value-type="float" office:value="0.737201">
                <text:p>0.737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61635">
                <text:p>0.361635</text:p>
              </table:table-cell>
              <table:table-cell office:value-type="float" office:value="0.722408">
                <text:p>0.722408</text:p>
              </table:table-cell>
              <table:table-cell office:value-type="float" office:value="0.776978">
                <text:p>0.77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34279">
                <text:p>0.534279</text:p>
              </table:table-cell>
              <table:table-cell office:value-type="float" office:value="0.772563">
                <text:p>0.772563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02875">
                <text:p>0.702875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746575">
                <text:p>0.746575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762238">
                <text:p>0.762238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772563">
                <text:p>0.772563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75362">
                <text:p>0.775362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775362">
                <text:p>0.775362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